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8.54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5.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3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7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33cm" fo:min-width="16.20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04cm" fo:min-width="19.03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6cm" fo:min-width="11.75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01cm" fo:min-width="6.63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5.209cm"/>
    </style:style>
    <style:style style:name="pr2" style:family="presentation" style:parent-style-name="Default-subtitle">
      <style:graphic-properties draw:fill-color="#000000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co3" style:family="table-column">
      <style:table-column-properties style:column-width="6.458cm" style:use-optimal-column-width="false"/>
    </style:style>
    <style:style style:name="co4" style:family="table-column">
      <style:table-column-properties style:column-width="9.588cm" style:use-optimal-column-width="false"/>
    </style:style>
    <style:style style:name="co5" style:family="table-column">
      <style:table-column-properties style:column-width="8.866cm" style:use-optimal-column-width="false"/>
    </style:style>
    <style:style style:name="co6" style:family="table-column">
      <style:table-column-properties style:column-width="25.199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374cm"/>
    </style:style>
    <style:style style:name="ro3" style:family="table-row">
      <style:table-row-properties style:row-height="1.376cm"/>
    </style:style>
    <style:style style:name="ro4" style:family="table-row">
      <style:table-row-properties style:row-height="1.205cm"/>
    </style:style>
    <style:style style:name="ce1" style:family="table-cell">
      <style:paragraph-properties fo:text-align="center"/>
      <style:text-properties fo:font-size="24pt" style:font-size-asian="24pt" style:font-size-complex="24pt"/>
    </style:style>
    <style:style style:name="ce2" style:family="table-cell">
      <style:paragraph-properties fo:text-align="center"/>
    </style:style>
    <style:style style:name="ce3" style:family="table-cell">
      <style:paragraph-properties fo:text-align="center"/>
      <style:text-properties fo:font-size="26pt" style:font-size-asian="26pt" style:font-size-complex="26pt"/>
    </style:style>
    <style:style style:name="P1" style:family="paragraph">
      <loext:graphic-properties draw:fill-color="#000000"/>
      <style:text-properties fo:color="#0000cc" fo:font-size="28pt" style:font-size-asian="28pt" style:font-size-complex="28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ff0000"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text-properties fo:font-size="36pt" style:font-size-asian="36pt" style:font-size-complex="36pt"/>
    </style:style>
    <style:style style:name="P8" style:family="paragraph">
      <loext:graphic-properties draw:fill="none" draw:fill-color="#ffffff"/>
      <style:text-properties fo:color="#ff0000"/>
    </style:style>
    <style:style style:name="P9" style:family="paragraph">
      <style:text-properties fo:font-size="28pt"/>
    </style:style>
    <style:style style:name="P10" style:family="paragraph">
      <loext:graphic-properties draw:fill="none" draw:fill-color="#ffffff"/>
      <style:text-properties fo:font-size="28pt" style:font-size-asian="28pt" style:font-size-complex="28pt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text-properties fo:font-size="26pt" style:font-size-asian="26pt" style:font-size-complex="26pt"/>
    </style:style>
    <style:style style:name="P15" style:family="paragraph">
      <style:text-properties fo:font-size="54pt" style:font-size-asian="54pt" style:font-size-complex="54pt"/>
    </style:style>
    <style:style style:name="P16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T1" style:family="text">
      <style:text-properties fo:color="#0000cc" fo:font-size="28pt" style:font-size-asian="28pt" style:font-size-complex="2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0000ff" fo:font-size="40pt" style:font-size-asian="40pt" style:font-size-complex="40pt"/>
    </style:style>
    <style:style style:name="T4" style:family="text">
      <style:text-properties fo:color="#3399ff" fo:font-size="40pt" style:font-size-asian="40pt" style:font-size-complex="40pt"/>
    </style:style>
    <style:style style:name="T5" style:family="text">
      <style:text-properties fo:color="#ff0000" fo:font-size="18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color="#6666ff" fo:font-size="36pt" style:font-size-asian="36pt" style:font-size-complex="36pt"/>
    </style:style>
    <style:style style:name="T8" style:family="text">
      <style:text-properties fo:color="#3399ff" fo:font-size="36pt" style:font-size-asian="36pt" style:font-size-complex="36pt"/>
    </style:style>
    <style:style style:name="T9" style:family="text">
      <style:text-properties fo:color="#ff0000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3399ff" fo:font-size="24pt" style:font-size-asian="24pt" style:font-size-complex="24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09cm" svg:x="1.4cm" svg:y="-0.014cm" presentation:class="title" presentation:user-transformed="true">
          <draw:text-box>
            <text:p><text:line-break/>Functional languages interoperability on the JVM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/></text:p>
            <text:p><text:span text:style-name="T1"/></text:p>
            <text:p><text:span text:style-name="T1"/></text:p>
            <text:p><text:span text:style-name="T1">Maximilian Babescu</text:span></text:p>
            <text:p><text:span text:style-name="T1">maximilian.babescu@gmail.com</text:span></text:p>
            <text:p><text:span text:style-name="T1">@imaximi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stor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Quick intro to Clojure syntax</text:p>
                <text:list>
                  <text:list-item>
                    <text:p>Data types</text:p>
                  </text:list-item>
                  <text:list-item>
                    <text:p>Data literals</text:p>
                  </text:list-item>
                  <text:list-item>
                    <text:p>Function invocation</text:p>
                  </text:list-item>
                  <text:list-item>
                    <text:p>Function definition</text:p>
                  </text:list-item>
                </text:list>
              </text:list-item>
              <text:list-item>
                <text:p>Why?</text:p>
              </text:list-item>
              <text:list-item>
                <text:p>Interoperability basics</text:p>
                <text:list>
                  <text:list-item>
                    <text:p>Constructor, Static functions, Static field</text:p>
                  </text:list-item>
                  <text:list-item>
                    <text:p>Instance Field, Instance member</text:p>
                  </text:list-item>
                  <text:list-item>
                    <text:p>Chaining and Object setup</text:p>
                  </text:list-item>
                </text:list>
              </text:list-item>
              <text:list-item>
                <text:p>Dem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a types</text:p>
          </draw:text-box>
        </draw:frame>
        <draw:frame draw:style-name="standard" draw:layer="layout" svg:width="25.198cm" svg:height="12.635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Clojure</text:p>
              </table:table-cell>
              <table:table-cell>
                <text:p>E.g.</text:p>
              </table:table-cell>
              <table:table-cell>
                <text:p>Java</text:p>
              </table:table-cell>
            </table:table-row>
            <table:table-row table:style-name="ro1" table:default-cell-style-name="gray2">
              <table:table-cell>
                <text:p>string</text:p>
              </table:table-cell>
              <table:table-cell>
                <text:p>“hello”</text:p>
              </table:table-cell>
              <table:table-cell>
                <text:p>String</text:p>
              </table:table-cell>
            </table:table-row>
            <table:table-row table:style-name="ro1" table:default-cell-style-name="gray1">
              <table:table-cell>
                <text:p>character</text:p>
              </table:table-cell>
              <table:table-cell>
                <text:p>\f</text:p>
              </table:table-cell>
              <table:table-cell>
                <text:p>Character</text:p>
              </table:table-cell>
            </table:table-row>
            <table:table-row table:style-name="ro1" table:default-cell-style-name="gray2">
              <table:table-cell>
                <text:p>regex</text:p>
              </table:table-cell>
              <table:table-cell>
                <text:p>#”foo*”</text:p>
              </table:table-cell>
              <table:table-cell>
                <text:p>Pattern</text:p>
              </table:table-cell>
            </table:table-row>
            <table:table-row table:style-name="ro1" table:default-cell-style-name="gray1">
              <table:table-cell>
                <text:p>integer</text:p>
              </table:table-cell>
              <table:table-cell>
                <text:p>32</text:p>
              </table:table-cell>
              <table:table-cell>
                <text:p>Long</text:p>
              </table:table-cell>
            </table:table-row>
            <table:table-row table:style-name="ro1" table:default-cell-style-name="gray2">
              <table:table-cell>
                <text:p>arbitrary range integer</text:p>
              </table:table-cell>
              <table:table-cell>
                <text:p>32N</text:p>
              </table:table-cell>
              <table:table-cell>
                <text:p>BigInt</text:p>
              </table:table-cell>
            </table:table-row>
            <table:table-row table:style-name="ro1" table:default-cell-style-name="gray1">
              <table:table-cell>
                <text:p>double</text:p>
              </table:table-cell>
              <table:table-cell>
                <text:p>3.14</text:p>
              </table:table-cell>
              <table:table-cell>
                <text:p>Double</text:p>
              </table:table-cell>
            </table:table-row>
            <table:table-row table:style-name="ro1" table:default-cell-style-name="gray2">
              <table:table-cell>
                <text:p>arbitrary precision double</text:p>
              </table:table-cell>
              <table:table-cell>
                <text:p>3.14M</text:p>
              </table:table-cell>
              <table:table-cell>
                <text:p>BigDecimal</text:p>
              </table:table-cell>
            </table:table-row>
            <table:table-row table:style-name="ro1" table:default-cell-style-name="gray1">
              <table:table-cell>
                <text:p>boolean</text:p>
              </table:table-cell>
              <table:table-cell>
                <text:p>true</text:p>
              </table:table-cell>
              <table:table-cell>
                <text:p>Boolean</text:p>
              </table:table-cell>
            </table:table-row>
            <table:table-row table:style-name="ro1" table:default-cell-style-name="gray2">
              <table:table-cell>
                <text:p>nil</text:p>
              </table:table-cell>
              <table:table-cell>
                <text:p>nil</text:p>
              </table:table-cell>
              <table:table-cell>
                <text:p>null</text:p>
              </table:table-cell>
            </table:table-row>
            <table:table-row table:style-name="ro1" table:default-cell-style-name="gray1">
              <table:table-cell>
                <text:p>ratio</text:p>
              </table:table-cell>
              <table:table-cell>
                <text:p>44/4</text:p>
              </table:table-cell>
              <table:table-cell>
                <text:p>N/A</text:p>
              </table:table-cell>
            </table:table-row>
            <table:table-row table:style-name="ro1" table:default-cell-style-name="gray2">
              <table:table-cell>
                <text:p>symbol</text:p>
              </table:table-cell>
              <table:table-cell>
                <text:p>foo, -, +</text:p>
              </table:table-cell>
              <table:table-cell>
                <text:p>N/A</text:p>
              </table:table-cell>
            </table:table-row>
            <table:table-row table:style-name="ro1" table:default-cell-style-name="gray1">
              <table:table-cell>
                <text:p>keyword</text:p>
              </table:table-cell>
              <table:table-cell>
                <text:p>:foo ::foo</text:p>
              </table:table-cell>
              <table:table-cell>
                <text:p>N/A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a literals</text:p>
          </draw:text-box>
        </draw:frame>
        <draw:frame draw:style-name="standard" draw:layer="layout" svg:width="24.911cm" svg:height="5.497cm" svg:x="1.504cm" svg:y="5.678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2" table:default-cell-style-name="gray3">
              <table:table-cell>
                <text:p>List</text:p>
              </table:table-cell>
              <table:table-cell>
                <text:p>Linked list – insert at front</text:p>
              </table:table-cell>
              <table:table-cell>
                <text:p>‘(1 2 3)</text:p>
              </table:table-cell>
            </table:table-row>
            <table:table-row table:style-name="ro2" table:default-cell-style-name="gray2">
              <table:table-cell>
                <text:p>Vector</text:p>
              </table:table-cell>
              <table:table-cell>
                <text:p>Index based – insert at rear </text:p>
              </table:table-cell>
              <table:table-cell>
                <text:p>[1 2 3]</text:p>
              </table:table-cell>
            </table:table-row>
            <table:table-row table:style-name="ro2" table:default-cell-style-name="gray1">
              <table:table-cell>
                <text:p>Map</text:p>
              </table:table-cell>
              <table:table-cell>
                <text:p>Key / Value</text:p>
              </table:table-cell>
              <table:table-cell>
                <text:p>{ :a 10 :b 9 }</text:p>
              </table:table-cell>
            </table:table-row>
            <table:table-row table:style-name="ro3" table:default-cell-style-name="gray2">
              <table:table-cell>
                <text:p>Set</text:p>
              </table:table-cell>
              <table:table-cell>
                <text:p>key</text:p>
              </table:table-cell>
              <table:table-cell>
                <text:p>#{ :a :b }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unction invoc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3" draw:layer="layout" svg:width="9.045cm" svg:height="1.826cm" svg:x="8.636cm" svg:y="9.35cm">
          <draw:text-box>
            <text:p><text:span text:style-name="T2">(</text:span><text:span text:style-name="T3">greet</text:span><text:span text:style-name="T2"> </text:span><text:span text:style-name="T4">“John”</text:span><text:span text:style-name="T2">)</text:span></text:p>
          </draw:text-box>
        </draw:frame>
        <draw:line draw:style-name="gr3" draw:text-style-name="P4" draw:layer="layout" svg:x1="8.382cm" svg:y1="7.366cm" svg:x2="10.16cm" svg:y2="9.706cm">
          <text:p/>
        </draw:line>
        <draw:frame draw:style-name="gr4" draw:text-style-name="P5" draw:layer="layout" svg:width="3.038cm" svg:height="0.962cm" svg:x="7.366cm" svg:y="6.604cm">
          <draw:text-box>
            <text:p><text:span text:style-name="T5">Func call</text:span></text:p>
          </draw:text-box>
        </draw:frame>
        <draw:frame draw:style-name="gr5" draw:text-style-name="P5" draw:layer="layout" svg:width="3.177cm" svg:height="0.962cm" svg:x="15.748cm" svg:y="6.35cm">
          <draw:text-box>
            <text:p><text:span text:style-name="T5">argument</text:span></text:p>
          </draw:text-box>
        </draw:frame>
        <draw:line draw:style-name="gr3" draw:text-style-name="P4" draw:layer="layout" svg:x1="17.272cm" svg:y1="7.312cm" svg:x2="14.986cm" svg:y2="9.706cm">
          <text:p/>
        </draw:line>
        <draw:frame draw:style-name="gr6" draw:text-style-name="P5" draw:layer="layout" svg:width="1.277cm" svg:height="0.962cm" svg:x="6.089cm" svg:y="14.278cm">
          <draw:text-box>
            <text:p><text:span text:style-name="T5">list</text:span></text:p>
          </draw:text-box>
        </draw:frame>
        <draw:frame draw:style-name="gr7" draw:text-style-name="P5" draw:layer="layout" svg:width="2.509cm" svg:height="0.962cm" svg:x="12.954cm" svg:y="15.24cm">
          <draw:text-box>
            <text:p><text:span text:style-name="T5">symbol</text:span></text:p>
          </draw:text-box>
        </draw:frame>
        <draw:frame draw:style-name="gr8" draw:text-style-name="P5" draw:layer="layout" svg:width="2.051cm" svg:height="0.962cm" svg:x="17.526cm" svg:y="13.262cm">
          <draw:text-box>
            <text:p><text:span text:style-name="T5">string</text:span></text:p>
          </draw:text-box>
        </draw:frame>
        <draw:line draw:style-name="gr3" draw:text-style-name="P4" draw:layer="layout" svg:x1="6.604cm" svg:y1="14.224cm" svg:x2="9.144cm" svg:y2="10.922cm">
          <text:p/>
        </draw:line>
        <draw:line draw:style-name="gr3" draw:text-style-name="P4" draw:layer="layout" svg:x1="14.224cm" svg:y1="15.24cm" svg:x2="10.922cm" svg:y2="10.922cm">
          <text:p/>
        </draw:line>
        <draw:line draw:style-name="gr3" draw:text-style-name="P4" draw:layer="layout" svg:x1="17.526cm" svg:y1="12.954cm" svg:x2="15.24cm" svg:y2="10.922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unction definition</text:p>
          </draw:text-box>
        </draw:frame>
        <draw:frame draw:style-name="gr9" draw:text-style-name="P7" draw:layer="layout" svg:width="15.61cm" svg:height="5.939cm" svg:x="6.35cm" svg:y="8.382cm">
          <draw:text-box>
            <text:p><text:span text:style-name="T6">(</text:span><text:span text:style-name="T7">defn</text:span><text:span text:style-name="T6"> greet</text:span></text:p>
            <text:p><text:span text:style-name="T6"><text:s text:c="3"/></text:span><text:span text:style-name="T8">“</text:span><text:span text:style-name="T8">Return friendly greeting”</text:span></text:p>
            <text:p><text:span text:style-name="T6"><text:s text:c="3"/></text:span><text:span text:style-name="T6">[name]</text:span></text:p>
            <text:p><text:span text:style-name="T6"><text:s text:c="3"/></text:span><text:span text:style-name="T6">(</text:span><text:span text:style-name="T7">str</text:span><text:span text:style-name="T6"> </text:span><text:span text:style-name="T8">“Hello, “</text:span><text:span text:style-name="T6"> name))</text:span></text:p>
          </draw:text-box>
        </draw:frame>
        <draw:frame draw:style-name="gr10" draw:text-style-name="P8" draw:layer="layout" svg:width="4.236cm" svg:height="0.962cm" svg:x="4.318cm" svg:y="5.842cm">
          <draw:text-box>
            <text:p><text:span text:style-name="T9">Define a func</text:span></text:p>
          </draw:text-box>
        </draw:frame>
        <draw:line draw:style-name="gr3" draw:text-style-name="P4" draw:layer="layout" svg:x1="7.112cm" svg:y1="6.858cm" svg:x2="8.382cm" svg:y2="8.636cm">
          <text:p/>
        </draw:line>
        <draw:frame draw:style-name="gr11" draw:text-style-name="P8" draw:layer="layout" svg:width="3.673cm" svg:height="0.962cm" svg:x="14.732cm" svg:y="5.816cm">
          <draw:text-box>
            <text:p><text:span text:style-name="T9">Func name</text:span></text:p>
          </draw:text-box>
        </draw:frame>
        <draw:line draw:style-name="gr3" draw:text-style-name="P4" draw:layer="layout" svg:x1="16.002cm" svg:y1="6.858cm" svg:x2="12.7cm" svg:y2="8.636cm">
          <text:p/>
        </draw:line>
        <draw:frame draw:style-name="gr12" draw:text-style-name="P8" draw:layer="layout" svg:width="3.072cm" svg:height="1.016cm" svg:x="20.828cm" svg:y="7.112cm">
          <draw:text-box>
            <text:p><text:span text:style-name="T9">docstring</text:span></text:p>
          </draw:text-box>
        </draw:frame>
        <draw:line draw:style-name="gr3" draw:text-style-name="P4" draw:layer="layout" svg:x1="20.828cm" svg:y1="7.874cm" svg:x2="19.558cm" svg:y2="9.906cm">
          <text:p/>
        </draw:line>
        <draw:frame draw:style-name="gr13" draw:text-style-name="P8" draw:layer="layout" svg:width="3.495cm" svg:height="0.962cm" svg:x="1.077cm" svg:y="15.294cm">
          <draw:text-box>
            <text:p><text:span text:style-name="T9">arguments</text:span></text:p>
          </draw:text-box>
        </draw:frame>
        <draw:line draw:style-name="gr3" draw:text-style-name="P4" draw:layer="layout" svg:x1="2.54cm" svg:y1="15.294cm" svg:x2="7.62cm" svg:y2="12.192cm">
          <text:p/>
        </draw:line>
        <draw:frame draw:style-name="gr14" draw:text-style-name="P8" draw:layer="layout" svg:width="3.461cm" svg:height="0.962cm" svg:x="12.954cm" svg:y="17.272cm">
          <draw:text-box>
            <text:p><text:span text:style-name="T9">Func body</text:span></text:p>
          </draw:text-box>
        </draw:frame>
        <draw:line draw:style-name="gr3" draw:text-style-name="P4" draw:layer="layout" svg:x1="14.478cm" svg:y1="17.272cm" svg:x2="14.478cm" svg:y2="14.478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unction definition<text:line-break/>It’s just data</text:p>
          </draw:text-box>
        </draw:frame>
        <draw:frame draw:style-name="gr9" draw:text-style-name="P7" draw:layer="layout" svg:width="15.61cm" svg:height="5.939cm" svg:x="6.35cm" svg:y="8.382cm">
          <draw:text-box>
            <text:p><text:span text:style-name="T6">(</text:span><text:span text:style-name="T7">defn</text:span><text:span text:style-name="T6"> greet</text:span></text:p>
            <text:p><text:span text:style-name="T6"><text:s text:c="3"/></text:span><text:span text:style-name="T8">“</text:span><text:span text:style-name="T8">Return friendly greeting”</text:span></text:p>
            <text:p><text:span text:style-name="T6"><text:s text:c="3"/></text:span><text:span text:style-name="T6">[name]</text:span></text:p>
            <text:p><text:span text:style-name="T6"><text:s text:c="3"/></text:span><text:span text:style-name="T6">(</text:span><text:span text:style-name="T7">str</text:span><text:span text:style-name="T6"> </text:span><text:span text:style-name="T8">“Hello, “</text:span><text:span text:style-name="T6"> name))</text:span></text:p>
          </draw:text-box>
        </draw:frame>
        <draw:frame draw:style-name="gr7" draw:text-style-name="P8" draw:layer="layout" svg:width="2.509cm" svg:height="0.962cm" svg:x="4.318cm" svg:y="5.842cm">
          <draw:text-box>
            <text:p><text:span text:style-name="T9">symbol</text:span></text:p>
          </draw:text-box>
        </draw:frame>
        <draw:line draw:style-name="gr3" draw:text-style-name="P4" draw:layer="layout" svg:x1="7.112cm" svg:y1="6.858cm" svg:x2="8.382cm" svg:y2="8.636cm">
          <text:p/>
        </draw:line>
        <draw:frame draw:style-name="gr7" draw:text-style-name="P8" draw:layer="layout" svg:width="2.509cm" svg:height="0.962cm" svg:x="14.732cm" svg:y="5.816cm">
          <draw:text-box>
            <text:p><text:span text:style-name="T9">symbol</text:span></text:p>
          </draw:text-box>
        </draw:frame>
        <draw:line draw:style-name="gr3" draw:text-style-name="P4" draw:layer="layout" svg:x1="16.002cm" svg:y1="6.858cm" svg:x2="12.7cm" svg:y2="8.636cm">
          <text:p/>
        </draw:line>
        <draw:frame draw:style-name="gr12" draw:text-style-name="P8" draw:layer="layout" svg:width="3.072cm" svg:height="1.016cm" svg:x="20.828cm" svg:y="7.112cm">
          <draw:text-box>
            <text:p><text:span text:style-name="T9">string</text:span></text:p>
          </draw:text-box>
        </draw:frame>
        <draw:line draw:style-name="gr3" draw:text-style-name="P4" draw:layer="layout" svg:x1="20.828cm" svg:y1="7.874cm" svg:x2="19.558cm" svg:y2="9.906cm">
          <text:p/>
        </draw:line>
        <draw:frame draw:style-name="gr15" draw:text-style-name="P8" draw:layer="layout" svg:width="2.229cm" svg:height="0.962cm" svg:x="1.077cm" svg:y="15.294cm">
          <draw:text-box>
            <text:p><text:span text:style-name="T9">vector</text:span></text:p>
          </draw:text-box>
        </draw:frame>
        <draw:line draw:style-name="gr3" draw:text-style-name="P4" draw:layer="layout" svg:x1="2.54cm" svg:y1="15.294cm" svg:x2="7.62cm" svg:y2="12.192cm">
          <text:p/>
        </draw:line>
        <draw:frame draw:style-name="gr6" draw:text-style-name="P8" draw:layer="layout" svg:width="1.277cm" svg:height="0.962cm" svg:x="12.954cm" svg:y="17.272cm">
          <draw:text-box>
            <text:p><text:span text:style-name="T9">list</text:span></text:p>
          </draw:text-box>
        </draw:frame>
        <draw:line draw:style-name="gr3" draw:text-style-name="P4" draw:layer="layout" svg:x1="13.716cm" svg:y1="17.115cm" svg:x2="13.716cm" svg:y2="14.321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y</text:p>
          </draw:text-box>
        </draw:frame>
        <draw:frame draw:style-name="gr16" draw:text-style-name="P10" draw:layer="layout" svg:width="18.288cm" svg:height="1.437cm" svg:x="5.08cm" svg:y="10.247cm">
          <draw:text-box>
            <text:p text:style-name="P9"><text:span text:style-name="T10">Expressive → Less code → Less bug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y e.g.</text:p>
          </draw:text-box>
        </draw:frame>
        <draw:frame draw:style-name="gr17" draw:text-style-name="P12" draw:layer="layout" svg:width="16.703cm" svg:height="8.783cm" svg:x="5.903cm" svg:y="6.858cm">
          <draw:text-box>
            <text:p text:style-name="P11"><text:s text:c="4"/>public static boolean isBlank(final CharSequence cs) {</text:p>
            <text:p text:style-name="P11"><text:s text:c="8"/>int strLen;</text:p>
            <text:p text:style-name="P11"><text:s text:c="8"/>if (cs == null || (strLen = cs.length()) == 0) {</text:p>
            <text:p text:style-name="P11"><text:s text:c="12"/>return true;</text:p>
            <text:p text:style-name="P11"><text:s text:c="8"/>}</text:p>
            <text:p text:style-name="P11"><text:s text:c="8"/>for (int i = 0; i &lt; strLen; i++) {</text:p>
            <text:p text:style-name="P11"><text:s text:c="12"/>if (Character.isWhitespace(cs.charAt(i)) == false) {</text:p>
            <text:p text:style-name="P11"><text:s text:c="16"/>return false;</text:p>
            <text:p text:style-name="P11"><text:s text:c="12"/>}</text:p>
            <text:p text:style-name="P11"><text:s text:c="8"/>}</text:p>
            <text:p text:style-name="P11"><text:s text:c="8"/>return true;</text:p>
            <text:p text:style-name="P11"><text:s text:c="4"/>}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e.g.</text:p>
          </draw:text-box>
        </draw:frame>
        <draw:frame draw:style-name="gr18" draw:text-style-name="P10" draw:layer="layout" svg:width="19.531cm" svg:height="3.554cm" svg:x="5.192cm" svg:y="8.866cm">
          <draw:text-box>
            <text:p text:style-name="P9"><text:span text:style-name="T10">(defn blank? </text:span></text:p>
            <text:p text:style-name="P9"><text:span text:style-name="T10"><text:s text:c="2"/></text:span><text:span text:style-name="T10">[str] </text:span></text:p>
            <text:p text:style-name="P9"><text:span text:style-name="T10"><text:s text:c="2"/></text:span><text:span text:style-name="T10">(every? #(Character/isWhitespace %) str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new</text:p>
          </draw:text-box>
        </draw:frame>
        <draw:frame draw:style-name="standard" draw:layer="layout" svg:width="25.198cm" svg:height="2.409cm" svg:x="1.437cm" svg:y="11.006cm" presentation:class="table" presentation:user-transformed="true">
          <table:table table:template-name="default" table:use-first-row-styles="true" table:use-banding-rows-styles="true">
            <table:table-column table:style-name="co6"/>
            <table:table-row table:style-name="ro4">
              <table:table-cell table:style-name="ce1">
                <text:p text:style-name="P13"><text:span text:style-name="T11">new Bar(“blue”)</text:span></text:p>
              </table:table-cell>
            </table:table-row>
            <table:table-row table:style-name="ro1">
              <table:table-cell table:style-name="ce1">
                <text:p text:style-name="P13"><text:span text:style-name="T11">(Bar. </text:span><text:span text:style-name="T12">“blue”</text:span><text:span text:style-name="T11">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tatic func and fields</text:p>
          </draw:text-box>
        </draw:frame>
        <draw:frame draw:style-name="standard" draw:layer="layout" svg:width="25.198cm" svg:height="2.571cm" svg:x="1.511cm" svg:y="9.204cm" presentation:class="table" presentation:user-transformed="true">
          <table:table table:template-name="default" table:use-first-row-styles="true" table:use-banding-rows-styles="true">
            <table:table-column table:style-name="co6"/>
            <table:table-row table:style-name="ro1">
              <table:table-cell table:style-name="ce2">
                <text:p text:style-name="P13"><text:span text:style-name="T13">(java.lang.Math/abs -3)</text:span></text:p>
              </table:table-cell>
            </table:table-row>
            <table:table-row table:style-name="ro1">
              <table:table-cell table:style-name="ce2">
                <text:p text:style-name="P13"><text:span text:style-name="T13">Math/PI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stance field and member</text:p>
          </draw:text-box>
        </draw:frame>
        <draw:frame draw:style-name="standard" draw:layer="layout" svg:width="25.198cm" svg:height="2.571cm" svg:x="1.438cm" svg:y="9.76cm" presentation:class="table" presentation:user-transformed="true">
          <table:table table:template-name="default" table:use-first-row-styles="true" table:use-banding-rows-styles="true">
            <table:table-column table:style-name="co6"/>
            <table:table-row table:style-name="ro1">
              <table:table-cell table:style-name="ce3">
                <text:p text:style-name="P13"><text:span text:style-name="T13">(.-name (Foo. “John”))</text:span></text:p>
              </table:table-cell>
            </table:table-row>
            <table:table-row table:style-name="ro1">
              <table:table-cell table:style-name="ce3">
                <text:p text:style-name="P13"><text:span text:style-name="T13">(.getName (Foo. “John”))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bject setup</text:p>
          </draw:text-box>
        </draw:frame>
        <draw:frame draw:style-name="gr19" draw:text-style-name="P3" draw:layer="layout" svg:width="12.258cm" svg:height="4.976cm" svg:x="8.062cm" svg:y="8.636cm">
          <draw:text-box>
            <text:p><text:span text:style-name="T2">(doto (Foo. “John”)</text:span></text:p>
            <text:p><text:span text:style-name="T2"><text:s text:c="2"/></text:span><text:span text:style-name="T2">(.setAge 2)</text:span></text:p>
            <text:p><text:span text:style-name="T2"><text:s text:c="2"/></text:span><text:span text:style-name="T2">(.setHeight 180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haining</text:p>
          </draw:text-box>
        </draw:frame>
        <draw:frame draw:style-name="gr20" draw:text-style-name="P14" draw:layer="layout" svg:width="7.136cm" svg:height="4.351cm" svg:x="9.906cm" svg:y="8.603cm">
          <draw:text-box>
            <text:p><text:span text:style-name="T13">(.. (Foo. “John”) </text:span></text:p>
            <text:p><text:span text:style-name="T13"><text:s text:c="2"/></text:span><text:span text:style-name="T13">getParent</text:span></text:p>
            <text:p><text:span text:style-name="T13"><text:s text:c="2"/></text:span><text:span text:style-name="T13">getParent </text:span></text:p>
            <text:p><text:span text:style-name="T13"><text:s text:c="2"/></text:span><text:span text:style-name="T13">getNam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15" draw:layer="layout" svg:width="25.199cm" svg:height="3.506cm" svg:x="1.27cm" svg:y="7.67cm" presentation:class="title" presentation:user-transformed="true">
          <draw:text-box>
            <text:p><text:span text:style-name="T14">Demo ti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21" draw:text-style-name="P16" draw:layer="layout" svg:width="13.426cm" svg:height="4.517cm" svg:x="7.91cm" svg:y="7.421cm">
          <draw:text-box>
            <text:p text:style-name="P13"><text:span text:style-name="T6">Thanks</text:span></text:p>
            <text:p text:style-name="P13"><text:span text:style-name="T6"><text:s/></text:span><text:span text:style-name="T6">&amp; </text:span></text:p>
            <text:p text:style-name="P13"><text:span text:style-name="T6">Have an awesome da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6T20:54:44.327705007</meta:creation-date>
    <meta:generator>LibreOffice/5.1.4.2$Linux_X86_64 LibreOffice_project/10m0$Build-2</meta:generator>
    <dc:date>2016-07-10T22:54:33.691357950</dc:date>
    <meta:editing-duration>PT5H35M9S</meta:editing-duration>
    <meta:editing-cycles>44</meta:editing-cycles>
    <meta:document-statistic meta:object-count="118"/>
  </office:meta>
</office:document-meta>
</file>